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="Extrémités_20_de_20_flèche_20_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314004" draw:marker-start="Extrémités_20_de_20_flèche_20_1" draw:marker-start-width="0.503cm" draw:marker-end-width="0.503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4586" draw:marker-start="Extrémités_20_de_20_flèche_20_1" draw:fill="solid" draw:fill-color="#3140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Extrémités_20_de_20_flèche_20_1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start="Extrémités_20_de_20_flèche_20_1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000000" draw:marker-start="Extrémités_20_de_20_flèche_20_1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svg:width="4.843cm" svg:height="1.244cm" svg:x="6.78cm" svg:y="1.891cm"><draw:text-box><text:p>Dessin Objet</text:p></draw:text-box></draw:frame><draw:rect text:anchor-type="paragraph" draw:z-index="1" draw:style-name="gr2" draw:text-style-name="P1" svg:width="6.218cm" svg:height="1.721cm" svg:x="5.087cm" svg:y="1.415cm"><text:p/></draw:rect><draw:rect text:anchor-type="paragraph" draw:z-index="2" draw:style-name="gr2" draw:text-style-name="P1" svg:width="6.218cm" svg:height="1.721cm" svg:x="5.087cm" svg:y="1.415cm"><text:p/></draw:rect><draw:rect text:anchor-type="paragraph" draw:z-index="3" draw:style-name="gr2" draw:text-style-name="P1" svg:width="6.218cm" svg:height="1.721cm" svg:x="5.087cm" svg:y="1.415cm"><text:p/></draw:rect><draw:rect text:anchor-type="paragraph" draw:z-index="4" draw:style-name="gr2" draw:text-style-name="P1" svg:width="6.218cm" svg:height="1.721cm" svg:x="5.087cm" svg:y="1.415cm"><text:p/></draw:rect><draw:rect text:anchor-type="paragraph" draw:z-index="5" draw:style-name="gr2" draw:text-style-name="P1" svg:width="4.155cm" svg:height="1.244cm" svg:x="0.192cm" svg:y="4.59cm"><text:p/></draw:rect><draw:rect text:anchor-type="paragraph" draw:z-index="6" draw:style-name="gr2" draw:text-style-name="P1" svg:width="4.155cm" svg:height="1.244cm" svg:x="13.077cm" svg:y="4.537cm"><text:p/></draw:rect><draw:frame text:anchor-type="paragraph" draw:z-index="7" draw:style-name="gr1" svg:width="4.843cm" svg:height="1.244cm" svg:x="13.845cm" svg:y="4.775cm"><draw:text-box><text:p>Joueurs</text:p></draw:text-box></draw:frame><draw:frame text:anchor-type="paragraph" draw:z-index="8" draw:style-name="gr1" svg:width="4.843cm" svg:height="1.244cm" svg:x="7.098cm" svg:y="4.801cm"><draw:text-box><text:p>Rectangle</text:p></draw:text-box></draw:frame><draw:frame text:anchor-type="paragraph" draw:z-index="9" draw:style-name="gr1" svg:width="4.843cm" svg:height="1.244cm" svg:x="0.96cm" svg:y="4.96cm"><draw:text-box><text:p>Balle</text:p></draw:text-box></draw:frame><draw:rect text:anchor-type="paragraph" draw:z-index="10" draw:style-name="gr2" draw:text-style-name="P1" svg:width="4.155cm" svg:height="1.244cm" svg:x="6.225cm" svg:y="8.347cm"><text:p/></draw:rect><draw:rect text:anchor-type="paragraph" draw:z-index="11" draw:style-name="gr2" draw:text-style-name="P1" svg:width="4.155cm" svg:height="1.244cm" svg:x="6.198cm" svg:y="4.51cm"><text:p/></draw:rect><draw:frame text:anchor-type="paragraph" draw:z-index="12" draw:style-name="gr1" svg:width="4.843cm" svg:height="1.244cm" svg:x="7.283cm" svg:y="8.638cm"><draw:text-box><text:p>Joueur</text:p></draw:text-box></draw:frame><draw:line text:anchor-type="paragraph" draw:z-index="13" draw:style-name="gr3" draw:text-style-name="P1" svg:x1="2.23cm" svg:y1="4.589cm" svg:x2="8.104cm" svg:y2="3.134cm"><text:p/></draw:line><draw:line text:anchor-type="paragraph" draw:z-index="14" draw:style-name="gr3" draw:text-style-name="P1" svg:x1="8.103cm" svg:y1="4.589cm" svg:x2="8.103cm" svg:y2="3.134cm"><text:p/></draw:line><draw:line text:anchor-type="paragraph" draw:z-index="15" draw:style-name="gr3" draw:text-style-name="P1" svg:x1="15.167cm" svg:y1="4.536cm" svg:x2="8.103cm" svg:y2="3.134cm"><text:p/></draw:line><draw:line text:anchor-type="paragraph" draw:z-index="16" draw:style-name="gr3" draw:text-style-name="P1" svg:x1="8.182cm" svg:y1="8.347cm" svg:x2="8.156cm" svg:y2="5.754cm"><text:p/></draw:line><draw:line text:anchor-type="paragraph" draw:z-index="17" draw:style-name="gr4" draw:text-style-name="P1" svg:x1="8.156cm" svg:y1="8.346cm" svg:x2="15.273cm" svg:y2="5.78cm"><text:p/></draw:line><draw:rect text:anchor-type="paragraph" draw:z-index="18" draw:style-name="gr5" draw:text-style-name="P1" svg:width="1.641cm" svg:height="0.636cm" svg:x="13.104cm" svg:y="7.712cm"><text:p/></draw:rect><draw:rect text:anchor-type="paragraph" draw:z-index="19" draw:style-name="gr6" draw:text-style-name="P1" svg:width="1.641cm" svg:height="0.662cm" svg:x="13.13cm" svg:y="8.558cm"><text:p/></draw:rect><draw:frame text:anchor-type="paragraph" draw:z-index="20" draw:style-name="gr7" svg:width="3.335cm" svg:height="0.609cm" svg:x="15.3cm" svg:y="8.585cm"><draw:text-box><text:p>Hérite</text:p></draw:text-box></draw:frame><draw:frame text:anchor-type="paragraph" draw:z-index="21" draw:style-name="gr7" svg:width="3.335cm" svg:height="0.609cm" svg:x="15.274cm" svg:y="7.738cm"><draw:text-box><text:p>Contient</text:p></draw:text-box></draw:frame><draw:frame text:anchor-type="paragraph" draw:z-index="22" draw:style-name="gr8" svg:width="4.366cm" svg:height="0.53cm" svg:x="13.21cm" svg:y="7.024cm"><draw:text-box><text:p>Légende</text:p></draw:text-box></draw:frame><draw:rect text:anchor-type="paragraph" draw:z-index="23" draw:style-name="gr9" draw:text-style-name="P1" svg:width="5.054cm" svg:height="2.62cm" svg:x="12.813cm" svg:y="6.971cm"><text:p/></draw:rect><draw:rect text:anchor-type="paragraph" draw:z-index="24" draw:style-name="gr6" draw:text-style-name="P1" svg:width="0.027cm" svg:height="0.133cm" svg:x="13.58cm" svg:y="11.972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dcuty </meta:initial-creator>
    <meta:creation-date>2015-03-27T10:11:51.278100927</meta:creation-date>
    <dc:date>2015-03-27T10:37:47.153013333</dc:date>
    <dc:creator>lordcuty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 LibreOffice_project/420m0$Build-2</meta:generator>
  </office:meta>
</office:document-meta>
</file>